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3741e" officeooo:paragraph-rsid="0013741e"/>
    </style:style>
    <style:style style:name="P2" style:family="paragraph" style:parent-style-name="Text_20_body">
      <style:text-properties officeooo:rsid="0013741e" officeooo:paragraph-rsid="0013741e"/>
    </style:style>
    <style:style style:name="P3" style:family="paragraph" style:parent-style-name="Title">
      <style:text-properties officeooo:rsid="0013741e" officeooo:paragraph-rsid="0013741e"/>
    </style:style>
    <style:style style:name="P4" style:family="paragraph" style:parent-style-name="Text_20_body">
      <style:text-properties officeooo:rsid="00151a67" officeooo:paragraph-rsid="00151a67"/>
    </style:style>
    <style:style style:name="P5" style:family="paragraph" style:parent-style-name="Text_20_body">
      <style:text-properties officeooo:rsid="00151a67" officeooo:paragraph-rsid="00151a67"/>
    </style:style>
    <style:style style:name="P6" style:family="paragraph" style:parent-style-name="Text_20_body">
      <style:text-properties officeooo:rsid="0013741e" officeooo:paragraph-rsid="0013741e"/>
    </style:style>
    <style:style style:name="T1" style:family="text">
      <style:text-properties officeooo:rsid="0014ca31"/>
    </style:style>
    <style:style style:name="T2" style:family="text">
      <style:text-properties officeooo:rsid="00151a67"/>
    </style:style>
    <style:style style:name="T3" style:family="text">
      <style:text-properties officeooo:rsid="0017691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8c33" style:font-weight-asian="bold" style:font-weight-complex="bold"/>
    </style:style>
    <style:style style:name="T6" style:family="text">
      <style:text-properties officeooo:rsid="00178c33"/>
    </style:style>
    <style:style style:name="T7" style:family="text">
      <style:text-properties officeooo:rsid="001813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DME</text:p>
      <text:p text:style-name="P1">für Templates</text:p>
      <text:p text:style-name="P2"/>
      <text:p text:style-name="P2">Templates anzulegen für eine <text:span text:style-name="T4">beliebige openStat-Instanz</text:span>, zum Beispiel <text:span text:style-name="T5">%INSTANZNAME%</text:span><text:span text:style-name="T6"> </text:span>ist kein Hexenwerk. Schreibe einfach den Text (oder das Spreadsheet, oder die Präsentation) und <text:span text:style-name="T1">setze überall dort, wo variabler Text stehen soll, einen </text:span><text:span text:style-name="T2">Platzhalternamen</text:span><text:span text:style-name="T1"> umgeben von %-Zeichen, z.B. %BEISPIELVARIABLE%</text:span><text:span text:style-name="T2">, wie auch in der ersten Zeile dieses Absatzes.</text:span></text:p>
      <text:p text:style-name="P4">In der Konfiguration der Funktion createFromTemplate kannst Du bzw. der Admin dann bestimmen, was anstatt des Platzhalters geschrieben werden soll.</text:p>
      <text:p text:style-name="P4">Einen Catch gibt es noch: LibreOffice formatiert Text manchmal etwas umständlich, so dass unter Umständen die Platzhalter nicht ersetzt werden können. Um das zu vermeiden, gehe wie folgt vor:</text:p>
      <text:p text:style-name="P4">1. Platzhalternamen einfügen, z.B. %NAME%; <text:span text:style-name="T6">benutze dabei ausschließlich </text:span><text:span text:style-name="T7">Großb</text:span><text:span text:style-name="T6">uchstaben (keine Umlaute oder Sonderzeichen), </text:span><text:span text:style-name="T7">Ziffern und Unterstrich (_).</text:span></text:p>
      <text:p text:style-name="P4">2. „%NAME%“ markieren und (z.B. mit Strg+X) ausschneiden.</text:p>
      <text:p text:style-name="P4">3. Wieder als „unformatierten Text“ einfügen, z.B. durch Umschalt+Strg+Alt+V oder Bearbeiten &gt; <text:span text:style-name="T3">Inhalte einfügen &gt; Unformatierten Text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3:28:00.185157563</meta:creation-date>
    <dc:date>2025-04-28T13:49:04.621959089</dc:date>
    <meta:editing-duration>PT3M14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8" meta:word-count="140" meta:character-count="1046" meta:non-whitespace-character-count="914"/>
  </office:meta>
</office:document-meta>
</file>